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1.8cm"/>
    </style:style>
    <style:style style:name="co3" style:family="table-column">
      <style:table-column-properties fo:break-before="auto" style:column-width="25.133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atScraping10Rezum_250mo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office:value-type="string" calcext:value-type="string">
            <text:p>valable ? </text:p>
          </table:table-cell>
        </table:table-row>
        <table:table-row table:style-name="ro1">
          <table:table-cell office:value-type="float" office:value="0" calcext:value-type="float">
            <text:p>0</text:p>
          </table:table-cell>
          <table:table-cell office:value-type="string" calcext:value-type="string">
            <text:p>This cereal is likely to change the world!</text:p>
          </table:table-cell>
          <table:table-cell office:value-type="string" calcext:value-type="string">
            <text:p>Les céréales sont susceptibles de changer le monde. n'oubliez pas de le dire à vos amis!Source : wikipedia.com/cutter.</text:p>
          </table:table-cell>
          <table:table-cell office:value-type="string" calcext:value-type="string">
            <text:p>oui</text:p>
          </table:table-cell>
        </table:table-row>
        <table:table-row table:style-name="ro1">
          <table:table-cell office:value-type="float" office:value="1" calcext:value-type="float">
            <text:p>1</text:p>
          </table:table-cell>
          <table:table-cell office:value-type="string" calcext:value-type="string">
            <text:p>The inexorable melting of the pack ice the disappearance of bears</text:p>
          </table:table-cell>
          <table:table-cell office:value-type="string" calcext:value-type="string">
            <text:p>Des chercheurs du centre national de données sur la neige et la glace ont réalisé des données sur le terrain et par satellite afin de trouver des mécanismes possibles pour réduire la fonte. les chercheurs croient que le paquet de neige continuera à fondre à mesure que l'hiver vieillira et la disponibilité de la neige sera moins une préoccupation au Minnesota, mais il peut également affecter la capacité de l'État à maintenir le système de plate-forme de neige à long terme qui est la pièce maîtresse de cette région riche en glace. au total, leurs résultats indiquent que, bien que</text:p>
          </table:table-cell>
          <table:table-cell office:value-type="string" calcext:value-type="string">
            <text:p>oui</text:p>
          </table:table-cell>
        </table:table-row>
        <table:table-row table:style-name="ro1">
          <table:table-cell office:value-type="float" office:value="2" calcext:value-type="float">
            <text:p>2</text:p>
          </table:table-cell>
          <table:table-cell office:value-type="string" calcext:value-type="string">
            <text:p>We will never repeat enough than the seas and the</text:p>
          </table:table-cell>
          <table:table-cell office:value-type="string" calcext:value-type="string">
            <text:p>le jour reviendra, et il y aura dans les cieux un lieu appelé G-t. Prends donc tes bâtons, pose les portes et fais ce que les dieux t'ont ordonné de faire; mais si tu ne le fais pas, ne viens pas au pays d'Égypte, pour cela va chercher des lieux où tu ne trouveras point d'autres hommes, ou des lieux avec des hommes comme l'Éternel t'avait ordonné.</text:p>
          </table:table-cell>
          <table:table-cell office:value-type="string" calcext:value-type="string">
            <text:p>non</text:p>
          </table:table-cell>
        </table:table-row>
        <table:table-row table:style-name="ro1">
          <table:table-cell office:value-type="float" office:value="3" calcext:value-type="float">
            <text:p>3</text:p>
          </table:table-cell>
          <table:table-cell office:value-type="string" calcext:value-type="string">
            <text:p>What is the impact on aquatic ecosystems and health?</text:p>
          </table:table-cell>
          <table:table-cell office:value-type="string" calcext:value-type="string">
            <text:p>nous devons créer de nouvelles sources alimentaires à partir desquelles tous les autres organismes sont adaptés pour pouvoir se nourrir. Nous pouvons continuer à cultiver des aliments qui conviennent à tous les êtres vivants de la même manière que le siècle dernier. un grand nombre d'organisations travaillent sur les nouvelles technologies et les moyens de réduire la perte de biodiversité.</text:p>
          </table:table-cell>
          <table:table-cell office:value-type="string" calcext:value-type="string">
            <text:p>oui</text:p>
          </table:table-cell>
        </table:table-row>
        <table:table-row table:style-name="ro1">
          <table:table-cell office:value-type="float" office:value="4" calcext:value-type="float">
            <text:p>4</text:p>
          </table:table-cell>
          <table:table-cell office:value-type="string" calcext:value-type="string">
            <text:p>The Nuclear Safety Authority opens a consultation on the</text:p>
          </table:table-cell>
          <table:table-cell office:value-type="string" calcext:value-type="string">
            <text:p>Le processus de consultation, connu sous le nom de consultation préparatoire à l'école publique, portera sur les questions de sécurité entourant le déjeuner scolaire et sur la question de savoir si la politique et les pratiques de l'école devraient être modifiées. il est géré par le Programme national de déjeuners scolaires, une initiative bénévole à but non lucratif qui fournit aux écoles de l'information pour les aider à se préparer à l'école.</text:p>
          </table:table-cell>
          <table:table-cell office:value-type="string" calcext:value-type="string">
            <text:p>non</text:p>
          </table:table-cell>
        </table:table-row>
        <table:table-row table:style-name="ro1">
          <table:table-cell office:value-type="float" office:value="5" calcext:value-type="float">
            <text:p>5</text:p>
          </table:table-cell>
          <table:table-cell office:value-type="string" calcext:value-type="string">
            <text:p>On 1 December the French Office for Biodiversity launched</text:p>
          </table:table-cell>
          <table:table-cell office:value-type="string" calcext:value-type="string">
            <text:p>le 1er décembre, l'Office français de la biodiversité a lancé la stratégie globale de protection du monde naturel en promouvant la biodiversité. La stratégie encourage la coopération et le dialogue internationaux et souligne la nécessité d'une plus grande collaboration entre les pays. Cela inclut les efforts visant à élaborer un cadre politique national sur la conservation et la biodiversité.</text:p>
          </table:table-cell>
          <table:table-cell office:value-type="string" calcext:value-type="string">
            <text:p>oui</text:p>
          </table:table-cell>
        </table:table-row>
        <table:table-row table:style-name="ro1">
          <table:table-cell office:value-type="float" office:value="6" calcext:value-type="float">
            <text:p>6</text:p>
          </table:table-cell>
          <table:table-cell office:value-type="string" calcext:value-type="string">
            <text:p>The project to create a regional express network RERV bike</text:p>
          </table:table-cell>
          <table:table-cell office:value-type="string" calcext:value-type="string">
            <text:p>les nouveaux itinéraires seront situés à la jonction de River Road et Route 16 près de l'Interstate 15 à Portland, le conseil municipal a approuvé une demande de budget pour juillet et le projet est en construction.</text:p>
          </table:table-cell>
          <table:table-cell office:value-type="string" calcext:value-type="string">
            <text:p>non</text:p>
          </table:table-cell>
        </table:table-row>
        <table:table-row table:style-name="ro1">
          <table:table-cell office:value-type="float" office:value="7" calcext:value-type="float">
            <text:p>7</text:p>
          </table:table-cell>
          <table:table-cell office:value-type="string" calcext:value-type="string">
            <text:p>The Government has just set up a centre for</text:p>
          </table:table-cell>
          <table:table-cell office:value-type="string" calcext:value-type="string">
            <text:p>Le gouvernement vient de créer un centre de formation et d'assistance aux chômeurs et aux personnes vulnérables sur la base du régime national d'assurance invalidité. Il s'agit là d'une étape essentielle du plan du gouvernement visant à répondre aux besoins des personnes les plus vulnérables de notre société en matière de soins sociaux.</text:p>
          </table:table-cell>
          <table:table-cell office:value-type="string" calcext:value-type="string">
            <text:p>non</text:p>
          </table:table-cell>
        </table:table-row>
        <table:table-row table:style-name="ro1">
          <table:table-cell office:value-type="float" office:value="8" calcext:value-type="float">
            <text:p>8</text:p>
          </table:table-cell>
          <table:table-cell office:value-type="string" calcext:value-type="string">
            <text:p>Production levels of fossil fuels coal oil gas</text:p>
          </table:table-cell>
          <table:table-cell office:value-type="string" calcext:value-type="string">
            <text:p>L'intérêt de l'État pour l'utilisation des combustibles fossiles pour la production d'électricité a été établi en ce qui concerne la nécessité d'utiliser des sources d'énergie renouvelables (comme l'énergie éolienne, solaire, géothermique et hydroélectrique) pour produire de l'énergie.</text:p>
          </table:table-cell>
          <table:table-cell office:value-type="string" calcext:value-type="string">
            <text:p>oui</text:p>
          </table:table-cell>
        </table:table-row>
        <table:table-row table:style-name="ro1">
          <table:table-cell office:value-type="float" office:value="9" calcext:value-type="float">
            <text:p>9</text:p>
          </table:table-cell>
          <table:table-cell office:value-type="string" calcext:value-type="string">
            <text:p>Whatever the climatosceptics say, global warming is a reality</text:p>
          </table:table-cell>
          <table:table-cell office:value-type="string" calcext:value-type="string">
            <text:p>Il est temps pour tous ceux qui croient que le réchauffement climatique est une menace existentielle pour l'humanité de prendre au sérieux qu'ils ont eux-mêmes tort. Les climatosceptiques disent que ce n'est pas seulement une question de quoi faire, mais aussi une menace existentielle à notre capacité à s'attaquer aux causes profondes de la souffrance humaine et de l'injustice. à mon avis, les êtres humains sont libres de choisir leur propre destin et mon espoir de paix et de dignité est pour chacun d'avoir les mêmes droits et avantages</text:p>
          </table:table-cell>
          <table:table-cell office:value-type="string" calcext:value-type="string">
            <text:p>oui</text:p>
          </table:table-cell>
        </table:table-row>
        <table:table-row table:style-name="ro1">
          <table:table-cell office:value-type="float" office:value="10" calcext:value-type="float">
            <text:p>10</text:p>
          </table:table-cell>
          <table:table-cell office:value-type="string" calcext:value-type="string">
            <text:p>While glut hunting has been banned</text:p>
          </table:table-cell>
          <table:table-cell office:value-type="string" calcext:value-type="string">
            <text:p>l'État a permis aux chasseurs d'aller de l'avant dans deux districts différents : le comté de St. Lucie et le comté d'Altona. dans certaines régions, les chasseurs ont été autorisés à chasser pendant une heure par jour et dans d'autres, ils chassent jusqu'à six heures.</text:p>
          </table:table-cell>
          <table:table-cell office:value-type="string" calcext:value-type="string">
            <text:p>oui</text:p>
          </table:table-cell>
        </table:table-row>
        <table:table-row table:style-name="ro1">
          <table:table-cell office:value-type="float" office:value="11" calcext:value-type="float">
            <text:p>11</text:p>
          </table:table-cell>
          <table:table-cell office:value-type="string" calcext:value-type="string">
            <text:p>The presence of a Christmas tree in the house</text:p>
          </table:table-cell>
          <table:table-cell office:value-type="string" calcext:value-type="string">
            <text:p>l'arbre de Noël avait l'air trop grand et se sentait comme un arbre. J'ai décidé de couper l'écorce sur le bâton que je pourrais faire moi-même. qui donnera à l'arbre plus agréable aux yeux. J'ai utilisé le 2ème lot avec des arbres de Noël noirs et rouges.</text:p>
          </table:table-cell>
          <table:table-cell office:value-type="string" calcext:value-type="string">
            <text:p>je ne sais pas</text:p>
          </table:table-cell>
        </table:table-row>
        <table:table-row table:style-name="ro1">
          <table:table-cell office:value-type="float" office:value="12" calcext:value-type="float">
            <text:p>12</text:p>
          </table:table-cell>
          <table:table-cell office:value-type="string" calcext:value-type="string">
            <text:p>Air pollution remains the leading cause of death</text:p>
          </table:table-cell>
          <table:table-cell office:value-type="string" calcext:value-type="string">
            <text:p>La pollution atmosphérique demeure la principale cause de décès parmi les ressortissants chinois de l'UE. il diminuera en 2016 de 21 à 7 millions de personnes en 2013, en baisse de 13,4 % par rapport à 2015 et de 8,4 % par rapport aux niveaux de 2006. la banque mondiale dit que la Chine représente 17 pour cent de la demande mondiale, ce qui signifie qu'elle a un énorme avantage dans l'approvisionnement énergétique mondial car elle est responsable des produits les plus carbonés de la planète.</text:p>
          </table:table-cell>
          <table:table-cell office:value-type="string" calcext:value-type="string">
            <text:p>oui</text:p>
          </table:table-cell>
        </table:table-row>
        <table:table-row table:style-name="ro1">
          <table:table-cell office:value-type="float" office:value="13" calcext:value-type="float">
            <text:p>13</text:p>
          </table:table-cell>
          <table:table-cell office:value-type="string" calcext:value-type="string">
            <text:p>N2O Nitrogen Protoxide Emissions A Powerful Gas</text:p>
          </table:table-cell>
          <table:table-cell office:value-type="string" calcext:value-type="string">
            <text:p>L'oxyde nitreux (NO) est naturellement présent dans l'essence. il est libéré quand la voiture est consommée (par son échappement) s'il n'y a pas d'alpha dedans, le muon est libéré quand une voiture la brûle. mais d'autres facteurs peuvent influer sur l'effet des émissions du véhicule.</text:p>
          </table:table-cell>
          <table:table-cell office:value-type="string" calcext:value-type="string">
            <text:p>oui</text:p>
          </table:table-cell>
        </table:table-row>
        <table:table-row table:style-name="ro1">
          <table:table-cell office:value-type="float" office:value="14" calcext:value-type="float">
            <text:p>14</text:p>
          </table:table-cell>
          <table:table-cell office:value-type="string" calcext:value-type="string">
            <text:p>We knew that the highest peaks of our planet</text:p>
          </table:table-cell>
          <table:table-cell office:value-type="string" calcext:value-type="string">
            <text:p>la lune était une planète relativement jeune, avec peu d'histoire du tout. Au moment où il faisait noir, nous commencions à voir certains signes qu'il serait la maison d'autres vie extraterrestres. Cela a conduit à plusieurs découvertes importantes au début des années 1960.</text:p>
          </table:table-cell>
          <table:table-cell office:value-type="string" calcext:value-type="string">
            <text:p>oui</text:p>
          </table:table-cell>
        </table:table-row>
        <table:table-row table:style-name="ro1">
          <table:table-cell office:value-type="float" office:value="15" calcext:value-type="float">
            <text:p>15</text:p>
          </table:table-cell>
          <table:table-cell office:value-type="string" calcext:value-type="string">
            <text:p>In the industrialized countries the green revolution of the 1960s</text:p>
          </table:table-cell>
          <table:table-cell office:value-type="string" calcext:value-type="string">
            <text:p>Dans les pays industrialisés, la révolution verte des années 60 serait considérée comme un grand bond en avant. Pour la première fois dans l'histoire, les habitants des pays en développement ont bénéficié des fruits de leur travail.</text:p>
          </table:table-cell>
          <table:table-cell office:value-type="string" calcext:value-type="string">
            <text:p>oui</text:p>
          </table:table-cell>
        </table:table-row>
        <table:table-row table:style-name="ro1">
          <table:table-cell office:value-type="float" office:value="16" calcext:value-type="float">
            <text:p>16</text:p>
          </table:table-cell>
          <table:table-cell office:value-type="string" calcext:value-type="string">
            <text:p>During these periods of containment of too many animals of</text:p>
          </table:table-cell>
          <table:table-cell office:value-type="string" calcext:value-type="string">
            <text:p>l'utilisation de ces méthodes d'isolement des parasites peut avoir contribué à la prévalence croissante de la maladie parasitaire humaine. Il y a aussi eu des études épidémiologiques sur divers animaux et d'autres tissus qui ont pu, en partie, être à l'origine de l'augmentation rapide des taux d'infection des mammifères.</text:p>
          </table:table-cell>
          <table:table-cell office:value-type="string" calcext:value-type="string">
            <text:p>oui</text:p>
          </table:table-cell>
        </table:table-row>
        <table:table-row table:style-name="ro1">
          <table:table-cell office:value-type="float" office:value="17" calcext:value-type="float">
            <text:p>17</text:p>
          </table:table-cell>
          <table:table-cell office:value-type="string" calcext:value-type="string">
            <text:p>According to the new definition of the designation of a planet</text:p>
          </table:table-cell>
          <table:table-cell office:value-type="string" calcext:value-type="string">
            <text:p>le terme « Planet of Concern » est souvent utilisé pour décrire n'importe quelle planète qui ne peut être maintenue si la planète est en état de guerre avec d'autres systèmes planétaires. Beaucoup croient que tout pays qui veut réduire les émissions de gaz à effet de serre devra mieux comprendre son climat, qu'il devra réduire sa dépendance à l'égard des combustibles fossiles ou changer d'approche.</text:p>
          </table:table-cell>
          <table:table-cell office:value-type="string" calcext:value-type="string">
            <text:p>non</text:p>
          </table:table-cell>
        </table:table-row>
        <table:table-row table:style-name="ro1">
          <table:table-cell office:value-type="float" office:value="18" calcext:value-type="float">
            <text:p>18</text:p>
          </table:table-cell>
          <table:table-cell office:value-type="string" calcext:value-type="string">
            <text:p>Even if we were able to stop all our emissions of</text:p>
          </table:table-cell>
          <table:table-cell office:value-type="string" calcext:value-type="string">
            <text:p>Si nous réduisions les émissions de carbone de 20 % tous les 2 000 ans, nous réduireions les émissions des combustibles fossiles et des océans. Il y a un autre problème plus grave avec cette idée : plus le méthane est dans l'atmosphère, mieux la planète deviendra plus acide et plus nous devrons nettoyer notre système énergétique. Mais comment ferions-nous ça sans brûler moins?</text:p>
          </table:table-cell>
          <table:table-cell office:value-type="string" calcext:value-type="string">
            <text:p>oui</text:p>
          </table:table-cell>
        </table:table-row>
        <table:table-row table:style-name="ro1">
          <table:table-cell office:value-type="float" office:value="19" calcext:value-type="float">
            <text:p>19</text:p>
          </table:table-cell>
          <table:table-cell office:value-type="string" calcext:value-type="string">
            <text:p>Every year the archipelago of Mayotte sees a few hundred turtles</text:p>
          </table:table-cell>
          <table:table-cell office:value-type="string" calcext:value-type="string">
            <text:p>l'archipel de Mayotte ne voit que cinq tortues sur chaque rivage. Beaucoup sont à la fin de la vingtaine, et même alors il est difficile de dire quoi manger et où ils sont, dit-il. Mais qu'en est-il des autres? à bien des égards, ils ont survécu à l'assaut de la pêche, puisque certains sont nés dans des zones qu'ils avaient autrefois parcourues, dans les mêmes filets que leurs ancêtres</text:p>
          </table:table-cell>
          <table:table-cell office:value-type="string" calcext:value-type="string">
            <text:p>oui</text:p>
          </table:table-cell>
        </table:table-row>
        <table:table-row table:style-name="ro1">
          <table:table-cell office:value-type="float" office:value="20" calcext:value-type="float">
            <text:p>20</text:p>
          </table:table-cell>
          <table:table-cell office:value-type="string" calcext:value-type="string">
            <text:p>The largest continental rift in the world the system of</text:p>
          </table:table-cell>
          <table:table-cell office:value-type="string" calcext:value-type="string">
            <text:p>Un petit fossé dans le manteau supérieur se trouve près de l'équateur, dans le Pacifique sud-est, et dans le golfe du Mexique. La région est également le cœur du plus grand producteur de pétrole au monde.</text:p>
          </table:table-cell>
          <table:table-cell office:value-type="string" calcext:value-type="string">
            <text:p>je ne sais pas</text:p>
          </table:table-cell>
        </table:table-row>
        <table:table-row table:style-name="ro1">
          <table:table-cell office:value-type="float" office:value="21" calcext:value-type="float">
            <text:p>21</text:p>
          </table:table-cell>
          <table:table-cell office:value-type="string" calcext:value-type="string">
            <text:p>Current global warming exacerbates the erosion of the coastline, which</text:p>
          </table:table-cell>
          <table:table-cell office:value-type="string" calcext:value-type="string">
            <text:p>Le réchauffement climatique actuel est dû à une combinaison de facteurs naturels et humains qui incluent les gaz à effet de serre. Mais pour l'instant, les chercheurs pensent que la cause est plus complexe que le réchauffement de l'océan, mais plutôt plus fondamentale : le changement climatique lui-même.</text:p>
          </table:table-cell>
          <table:table-cell office:value-type="string" calcext:value-type="string">
            <text:p>oui</text:p>
          </table:table-cell>
        </table:table-row>
        <table:table-row table:style-name="ro1">
          <table:table-cell office:value-type="float" office:value="22" calcext:value-type="float">
            <text:p>22</text:p>
          </table:table-cell>
          <table:table-cell office:value-type="string" calcext:value-type="string">
            <text:p>Little by little the flat worms conquered new territories</text:p>
          </table:table-cell>
          <table:table-cell office:value-type="string" calcext:value-type="string">
            <text:p>les vieux seigneurs et les reines n'étaient pas plus puissants que les nouveaux. Après une moyenne de temps et quelques luttes, il a été décidé que si vous choisissez le « nouveau » camp, alors vous seriez en mesure de gagner la guerre. la même chose a été dit au dernier vieux maître du château de Duchy Fonte, Vyghorov.</text:p>
          </table:table-cell>
          <table:table-cell office:value-type="string" calcext:value-type="string">
            <text:p>non</text:p>
          </table:table-cell>
        </table:table-row>
        <table:table-row table:style-name="ro1">
          <table:table-cell office:value-type="float" office:value="23" calcext:value-type="float">
            <text:p>23</text:p>
          </table:table-cell>
          <table:table-cell office:value-type="string" calcext:value-type="string">
            <text:p>Instead of decreasing at source their emissions of</text:p>
          </table:table-cell>
          <table:table-cell office:value-type="string" calcext:value-type="string">
            <text:p>Le but de mon étude était de montrer comment les gouvernements utilisent le carbone pour réduire les émissions. un pas simple mais nécessaire est pour les u.n. d'intervenir, le monde devrait cesser de brûler trop, dit-il.</text:p>
          </table:table-cell>
          <table:table-cell office:value-type="string" calcext:value-type="string">
            <text:p>oui</text:p>
          </table:table-cell>
        </table:table-row>
        <table:table-row table:style-name="ro1">
          <table:table-cell office:value-type="float" office:value="24" calcext:value-type="float">
            <text:p>24</text:p>
          </table:table-cell>
          <table:table-cell office:value-type="string" calcext:value-type="string">
            <text:p>Light pollution definition It is referred to as light pollution or light pollution.</text:p>
          </table:table-cell>
          <table:table-cell office:value-type="string" calcext:value-type="string">
            <text:p>les substances chimiques connues sous le nom de NOx, CDP, E2 et d'autres formes de gaz ou de pétrole ne sont pas nocives pour le corps humain. la pollution peut causer le cancer, les problèmes de peau, les problèmes pulmonaires et l'irritation cutanée et d'autres qui sont également causés par le même type d'émissions.</text:p>
          </table:table-cell>
          <table:table-cell office:value-type="string" calcext:value-type="string">
            <text:p>oui</text:p>
          </table:table-cell>
        </table:table-row>
        <table:table-row table:style-name="ro1">
          <table:table-cell office:value-type="float" office:value="25" calcext:value-type="float">
            <text:p>25</text:p>
          </table:table-cell>
          <table:table-cell office:value-type="string" calcext:value-type="string">
            <text:p>This Sunday the government has just granted an exemption to hunters</text:p>
          </table:table-cell>
          <table:table-cell office:value-type="string" calcext:value-type="string">
            <text:p>La chasse se poursuit jusqu'au 14 janvier, ce qui signifie que les chasseurs peuvent chasser dans la nature, tant qu'ils n'ont pas d'ennuis. Cependant, au cours des dernières semaines, le gouvernement a rendu la chasse moins obligatoire puisqu'il y a eu moins de restrictions, mais aussi moins de chasseurs pour assurer une saison de chasse plus longue pour les chasseurs.</text:p>
          </table:table-cell>
          <table:table-cell office:value-type="string" calcext:value-type="string">
            <text:p>oui</text:p>
          </table:table-cell>
        </table:table-row>
        <table:table-row table:style-name="ro1">
          <table:table-cell office:value-type="float" office:value="26" calcext:value-type="float">
            <text:p>26</text:p>
          </table:table-cell>
          <table:table-cell office:value-type="string" calcext:value-type="string">
            <text:p>According to the first comprehensive global assessment of degradation and</text:p>
          </table:table-cell>
          <table:table-cell office:value-type="string" calcext:value-type="string">
            <text:p>le GIEC estime que les émissions mondiales de dioxyde de carbone pourraient dépasser 2,7 % du total mondial en 2045 d'ici à 2070. En 2014, la population de la Chine devrait diminuer d'environ 14 millions de personnes, soit plus de trois fois le niveau de mortalité humaine, selon l'U.n.</text:p>
          </table:table-cell>
          <table:table-cell office:value-type="string" calcext:value-type="string">
            <text:p>oui</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4T22:53:31.678055811</dc:date>
    <meta:editing-duration>PT11M16S</meta:editing-duration>
    <meta:editing-cycles>1</meta:editing-cycles>
    <meta:document-statistic meta:table-count="1" meta:cell-count="111" meta:object-count="0"/>
    <meta:generator>LibreOffice/6.4.6.2$Linux_X86_64 LibreOffice_project/40$Build-2</meta:generator>
  </office:meta>
</office:document-meta>
</file>